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Nova Mono" svg:font-family="'Nova Mono'"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Nova Mono1" svg:font-family="'Nova Mono'"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list-style-name="WWNum3">
      <style:paragraph-properties fo:margin-left="0.5in" fo:margin-right="0in" fo:margin-top="0in" fo:margin-bottom="0in" loext:contextual-spacing="true" fo:line-height="100%" fo:text-indent="-0.25in" style:auto-text-indent="false"/>
    </style:style>
    <style:style style:name="P4" style:family="paragraph" style:parent-style-name="Standard" style:list-style-name="WWNum17">
      <style:paragraph-properties fo:margin-left="0.5in" fo:margin-right="0in" fo:margin-top="0in" fo:margin-bottom="0in" loext:contextual-spacing="true" fo:line-height="100%" fo:text-indent="-0.25in" style:auto-text-indent="false"/>
    </style:style>
    <style:style style:name="P5" style:family="paragraph" style:parent-style-name="Standard" style:list-style-name="WWNum8">
      <style:paragraph-properties fo:margin-left="0.5in" fo:margin-right="0in" fo:margin-top="0in" fo:margin-bottom="0in" loext:contextual-spacing="true" fo:line-height="100%" fo:text-indent="-0.25in" style:auto-text-indent="false"/>
    </style:style>
    <style:style style:name="P6" style:family="paragraph" style:parent-style-name="Standard" style:list-style-name="WWNum4">
      <style:paragraph-properties fo:margin-left="0.5in" fo:margin-right="0in" fo:margin-top="0in" fo:margin-bottom="0in" loext:contextual-spacing="true" fo:line-height="100%" fo:text-indent="-0.25in" style:auto-text-indent="false"/>
    </style:style>
    <style:style style:name="P7" style:family="paragraph" style:parent-style-name="Standard" style:list-style-name="WWNum10">
      <style:paragraph-properties fo:margin-left="0.5in" fo:margin-right="0in" fo:margin-top="0in" fo:margin-bottom="0in" loext:contextual-spacing="true" fo:line-height="100%" fo:text-indent="-0.25in" style:auto-text-indent="false"/>
    </style:style>
    <style:style style:name="P8" style:family="paragraph" style:parent-style-name="Standard" style:list-style-name="WWNum18">
      <style:paragraph-properties fo:margin-left="0.5in" fo:margin-right="0in" fo:margin-top="0in" fo:margin-bottom="0in" loext:contextual-spacing="true" fo:line-height="100%" fo:text-indent="-0.25in" style:auto-text-indent="false"/>
    </style:style>
    <style:style style:name="P9" style:family="paragraph" style:parent-style-name="Standard" style:list-style-name="WWNum19">
      <style:paragraph-properties fo:margin-left="0.5in" fo:margin-right="0in" fo:margin-top="0in" fo:margin-bottom="0in" loext:contextual-spacing="true" fo:line-height="100%" fo:text-indent="-0.25in" style:auto-text-indent="false"/>
    </style:style>
    <style:style style:name="P10" style:family="paragraph" style:parent-style-name="Standard" style:list-style-name="WWNum5">
      <style:paragraph-properties fo:margin-left="0.5in" fo:margin-right="0in" fo:margin-top="0in" fo:margin-bottom="0in" loext:contextual-spacing="true" fo:line-height="100%" fo:text-indent="-0.25in" style:auto-text-indent="false"/>
    </style:style>
    <style:style style:name="P11" style:family="paragraph" style:parent-style-name="Standard" style:list-style-name="WWNum12">
      <style:paragraph-properties fo:margin-left="0.5in" fo:margin-right="0in" fo:margin-top="0in" fo:margin-bottom="0in" loext:contextual-spacing="true" fo:line-height="100%" fo:text-indent="-0.25in" style:auto-text-indent="false"/>
    </style:style>
    <style:style style:name="P12" style:family="paragraph" style:parent-style-name="Standard" style:list-style-name="WWNum11">
      <style:paragraph-properties fo:margin-left="0.5in" fo:margin-right="0in" fo:margin-top="0in" fo:margin-bottom="0in" loext:contextual-spacing="true" fo:line-height="100%" fo:text-indent="-0.25in" style:auto-text-indent="false"/>
    </style:style>
    <style:style style:name="P13" style:family="paragraph" style:parent-style-name="Standard" style:list-style-name="WWNum15">
      <style:paragraph-properties fo:margin-left="0.5in" fo:margin-right="0in" fo:margin-top="0in" fo:margin-bottom="0in" loext:contextual-spacing="true" fo:line-height="100%" fo:text-indent="-0.25in" style:auto-text-indent="false"/>
    </style:style>
    <style:style style:name="P14" style:family="paragraph" style:parent-style-name="Standard" style:list-style-name="WWNum9">
      <style:paragraph-properties fo:margin-left="0.5in" fo:margin-right="0in" fo:margin-top="0in" fo:margin-bottom="0in" loext:contextual-spacing="true" fo:line-height="100%" fo:text-indent="-0.25in" style:auto-text-indent="false"/>
    </style:style>
    <style:style style:name="P15" style:family="paragraph" style:parent-style-name="Standard" style:list-style-name="WWNum20">
      <style:paragraph-properties fo:margin-left="0.5in" fo:margin-right="0in" fo:margin-top="0in" fo:margin-bottom="0in" loext:contextual-spacing="true" fo:line-height="100%" fo:text-indent="-0.25in" style:auto-text-indent="false"/>
    </style:style>
    <style:style style:name="P16" style:family="paragraph" style:parent-style-name="Standard" style:list-style-name="WWNum14">
      <style:paragraph-properties fo:margin-left="0.5in" fo:margin-right="0in" fo:margin-top="0in" fo:margin-bottom="0in" loext:contextual-spacing="true" fo:line-height="100%" fo:text-indent="-0.25in" style:auto-text-indent="false"/>
    </style:style>
    <style:style style:name="P17" style:family="paragraph" style:parent-style-name="Standard" style:list-style-name="WWNum6">
      <style:paragraph-properties fo:margin-left="0.5in" fo:margin-right="0in" fo:margin-top="0in" fo:margin-bottom="0in" loext:contextual-spacing="true" fo:line-height="100%" fo:text-indent="-0.25in" style:auto-text-indent="false"/>
    </style:style>
    <style:style style:name="P18" style:family="paragraph" style:parent-style-name="Standard" style:list-style-name="WWNum13">
      <style:paragraph-properties fo:margin-left="0.5in" fo:margin-right="0in" fo:margin-top="0in" fo:margin-bottom="0in" loext:contextual-spacing="true" fo:line-height="100%" fo:text-indent="-0.25in" style:auto-text-indent="false"/>
    </style:style>
    <style:style style:name="P19" style:family="paragraph" style:parent-style-name="Standard" style:list-style-name="WWNum21">
      <style:paragraph-properties fo:margin-left="0.5in" fo:margin-right="0in" fo:margin-top="0in" fo:margin-bottom="0in" loext:contextual-spacing="true" fo:line-height="100%" fo:text-indent="-0.25in" style:auto-text-indent="false"/>
    </style:style>
    <style:style style:name="P20" style:family="paragraph" style:parent-style-name="Standard" style:list-style-name="WWNum7">
      <style:paragraph-properties fo:margin-left="0.5in" fo:margin-right="0in" fo:margin-top="0in" fo:margin-bottom="0in" loext:contextual-spacing="true" fo:line-height="100%" fo:text-indent="-0.25in" style:auto-text-indent="false"/>
    </style:style>
    <style:style style:name="P21" style:family="paragraph" style:parent-style-name="Standard" style:list-style-name="WWNum1">
      <style:paragraph-properties fo:margin-left="0.5in" fo:margin-right="0in" fo:margin-top="0in" fo:margin-bottom="0in" loext:contextual-spacing="true" fo:line-height="100%" fo:text-indent="-0.25in" style:auto-text-indent="false"/>
    </style:style>
    <style:style style:name="P22" style:family="paragraph" style:parent-style-name="Standard" style:list-style-name="WWNum2">
      <style:paragraph-properties fo:margin-left="0.5in" fo:margin-right="0in" fo:margin-top="0in" fo:margin-bottom="0in" loext:contextual-spacing="true" fo:line-height="100%" fo:text-indent="-0.25in" style:auto-text-indent="false"/>
    </style:style>
    <style:style style:name="P23" style:family="paragraph" style:parent-style-name="Standard" style:list-style-name="WWNum16">
      <style:paragraph-properties fo:margin-left="0.5in" fo:margin-right="0in" fo:margin-top="0in" fo:margin-bottom="0in" loext:contextual-spacing="true" fo:line-height="100%" fo:text-indent="-0.25in" style:auto-text-indent="false"/>
    </style:style>
    <style:style style:name="P24" style:family="paragraph" style:parent-style-name="Standard" style:list-style-name="WWNum8">
      <style:paragraph-properties fo:margin-left="1in" fo:margin-right="0in" fo:margin-top="0in" fo:margin-bottom="0in" loext:contextual-spacing="true" fo:line-height="100%" fo:text-indent="-0.25in" style:auto-text-indent="false"/>
    </style:style>
    <style:style style:name="P25" style:family="paragraph" style:parent-style-name="Standard" style:list-style-name="WWNum4">
      <style:paragraph-properties fo:margin-left="1in" fo:margin-right="0in" fo:margin-top="0in" fo:margin-bottom="0in" loext:contextual-spacing="true" fo:line-height="100%" fo:text-indent="-0.25in" style:auto-text-indent="false"/>
    </style:style>
    <style:style style:name="P26" style:family="paragraph" style:parent-style-name="Standard" style:list-style-name="WWNum10">
      <style:paragraph-properties fo:margin-left="1in" fo:margin-right="0in" fo:margin-top="0in" fo:margin-bottom="0in" loext:contextual-spacing="true" fo:line-height="100%" fo:text-indent="-0.25in" style:auto-text-indent="false"/>
    </style:style>
    <style:style style:name="P27" style:family="paragraph" style:parent-style-name="Standard" style:list-style-name="WWNum18">
      <style:paragraph-properties fo:margin-left="1in" fo:margin-right="0in" fo:margin-top="0in" fo:margin-bottom="0in" loext:contextual-spacing="true" fo:line-height="100%" fo:text-indent="-0.25in" style:auto-text-indent="false"/>
    </style:style>
    <style:style style:name="P28" style:family="paragraph" style:parent-style-name="Standard" style:list-style-name="WWNum19">
      <style:paragraph-properties fo:margin-left="1in" fo:margin-right="0in" fo:margin-top="0in" fo:margin-bottom="0in" loext:contextual-spacing="true" fo:line-height="100%" fo:text-indent="-0.25in" style:auto-text-indent="false"/>
    </style:style>
    <style:style style:name="P29" style:family="paragraph" style:parent-style-name="Standard" style:list-style-name="WWNum12">
      <style:paragraph-properties fo:margin-left="1in" fo:margin-right="0in" fo:margin-top="0in" fo:margin-bottom="0in" loext:contextual-spacing="true" fo:line-height="100%" fo:text-indent="-0.25in" style:auto-text-indent="false"/>
    </style:style>
    <style:style style:name="P30" style:family="paragraph" style:parent-style-name="Standard" style:list-style-name="WWNum11">
      <style:paragraph-properties fo:margin-left="1in" fo:margin-right="0in" fo:margin-top="0in" fo:margin-bottom="0in" loext:contextual-spacing="true" fo:line-height="100%" fo:text-indent="-0.25in" style:auto-text-indent="false"/>
    </style:style>
    <style:style style:name="P31" style:family="paragraph" style:parent-style-name="Standard" style:list-style-name="WWNum15">
      <style:paragraph-properties fo:margin-left="1in" fo:margin-right="0in" fo:margin-top="0in" fo:margin-bottom="0in" loext:contextual-spacing="true" fo:line-height="100%" fo:text-indent="-0.25in" style:auto-text-indent="false"/>
    </style:style>
    <style:style style:name="P32" style:family="paragraph" style:parent-style-name="Standard" style:list-style-name="WWNum20">
      <style:paragraph-properties fo:margin-left="1in" fo:margin-right="0in" fo:margin-top="0in" fo:margin-bottom="0in" loext:contextual-spacing="true" fo:line-height="100%" fo:text-indent="-0.25in" style:auto-text-indent="false"/>
    </style:style>
    <style:style style:name="P33" style:family="paragraph" style:parent-style-name="Standard" style:list-style-name="WWNum16">
      <style:paragraph-properties fo:margin-left="1in" fo:margin-right="0in" fo:margin-top="0in" fo:margin-bottom="0in" loext:contextual-spacing="true" fo:line-height="100%" fo:text-indent="-0.25in" style:auto-text-indent="false"/>
    </style:style>
    <style:style style:name="P34" style:family="paragraph" style:parent-style-name="Standard" style:list-style-name="WWNum10">
      <style:paragraph-properties fo:margin-left="1.5in" fo:margin-right="0in" fo:margin-top="0in" fo:margin-bottom="0in" loext:contextual-spacing="true" fo:line-height="100%" fo:text-indent="-0.25in" style:auto-text-indent="false"/>
    </style:style>
    <style:style style:name="P35" style:family="paragraph" style:parent-style-name="Standard">
      <style:paragraph-properties fo:margin-left="0in" fo:margin-right="0in" fo:margin-top="0in" fo:margin-bottom="0in" loext:contextual-spacing="false" fo:text-indent="0in" style:auto-text-indent="false"/>
    </style:style>
    <style:style style:name="P36" style:family="paragraph" style:parent-style-name="Standard" style:list-style-name="WWNum1">
      <style:paragraph-properties fo:margin-left="0in" fo:margin-right="0in" fo:margin-top="0in" fo:margin-bottom="0in" loext:contextual-spacing="true" fo:line-height="115%" fo:text-indent="0.25in" style:auto-text-indent="false"/>
    </style:style>
    <style:style style:name="P37" style:family="paragraph" style:parent-style-name="Heading_20_3">
      <style:paragraph-properties fo:margin-top="0.222in" fo:margin-bottom="0.0555in" loext:contextual-spacing="false"/>
    </style:style>
    <style:style style:name="P38" style:family="paragraph" style:parent-style-name="Heading_20_1">
      <style:paragraph-properties fo:margin-top="0in" fo:margin-bottom="0in" loext:contextual-spacing="false" fo:text-align="center" style:justify-single-word="false"/>
    </style:style>
    <style:style style:name="P39" style:family="paragraph" style:parent-style-name="Heading_20_2">
      <style:paragraph-properties fo:margin-top="0.25in" fo:margin-bottom="0.0835in" loext:contextual-spacing="false"/>
    </style:style>
    <style:style style:name="P40" style:family="paragraph" style:parent-style-name="Title" style:master-page-name="Standard">
      <style:paragraph-properties fo:margin-top="0in" fo:margin-bottom="0.0417in" loext:contextual-spacing="false" fo:text-align="center" style:justify-single-word="false" style:page-number="1"/>
    </style:style>
    <style:style style:name="T1" style:family="text">
      <style:text-properties fo:font-size="14pt" fo:font-weight="bold" style:font-size-asian="14pt" style:font-weight-asian="bold" style:font-size-complex="14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fo:font-weight="bold" style:font-size-asian="12pt" style:font-style-asian="italic" style:font-weight-asian="bold" style:font-size-complex="12pt"/>
    </style:style>
    <style:style style:name="T4" style:family="text">
      <style:text-properties style:text-underline-style="none"/>
    </style:style>
    <style:style style:name="T5" style:family="text">
      <style:text-properties style:font-name="Nova Mono" style:font-name-asian="Nova Mono1" style:font-name-complex="Nova Mono1"/>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_gjdgxs"/>Pinto Happy Hour</text:p>
      <text:p text:style-name="P2"><text:span text:style-name="T1">Recherche d’Happy Hour (localement)</text:span></text:p>
      <text:p text:style-name="P2"/>
      <text:p text:style-name="P1">Une phrase représentant le projet: recherche de bars proposants des bières en Happy Hour par localisation.</text:p>
      <text:p text:style-name="P38"><text:bookmark text:name="_30j0zll"/>1. Idée Générale</text:p>
      <text:p text:style-name="P2"/>
      <text:p text:style-name="P1">L’application part du besoin de trouver des bars organisants des Happy Hour, tout en ayant un regard sur les bières proposées par chaque bar. Elle doit donc pouvoir permettre à un utilisateur de rechercher l’intégralité des bars dans les environs, mais également les bières proposées par tel ou tel bar. Inversement, l’application doit permettre de rechercher les bars en fonction d’un choix de bière. </text:p>
      <text:p text:style-name="P1">La gestion du contenu est mise en place via un espace membre, chaque membre pouvant proposer des changements, et un admin, devant les valider. </text:p>
      <text:p text:style-name="P1"/>
      <text:p text:style-name="P1">Comme ceci :</text:p>
      <text:p text:style-name="P1"/>
      <text:p text:style-name="P1">recherche bars -&gt; fiche bar -&gt; bières disponibles</text:p>
      <text:p text:style-name="P1">recherche bières -&gt; bars en proposants -&gt; fiche bar</text:p>
      <text:p text:style-name="P1"/>
      <text:p text:style-name="P38"><text:bookmark text:name="_1fob9te"/>2. Grandes Fonctionnalités</text:p>
      <text:p text:style-name="P2"/>
      <text:p text:style-name="P1">Voici la liste des grandes fonctionnalités de l’application:</text:p>
      <text:list xml:id="list5071579592037745378" text:style-name="WWNum3">
        <text:list-item>
          <text:p text:style-name="P3">recherche de bars proposant des happy hour</text:p>
        </text:list-item>
        <text:list-item>
          <text:p text:style-name="P3">recherche de bières que l’on peut trouver dans des bars en happy hour</text:p>
        </text:list-item>
        <text:list-item>
          <text:p text:style-name="P3">ajout de bar et bière en favori par les membres</text:p>
        </text:list-item>
        <text:list-item>
          <text:p text:style-name="P3"><text:soft-page-break/>gestion de contenu par un administrateur</text:p>
        </text:list-item>
      </text:list>
      <text:p text:style-name="P1"/>
      <text:p text:style-name="P38"><text:bookmark text:name="_3znysh7"/>3. Utilisateurs de la plateforme</text:p>
      <text:p text:style-name="P1">Trois types d’utilisateurs existent dans Pinto :</text:p>
      <text:list xml:id="list4555241614694655033" text:style-name="WWNum17">
        <text:list-item>
          <text:p text:style-name="P4">Les visiteurs, ayant accès au contenu publique (liste de bar et bières) qui ne nécessitent pas de connexion</text:p>
        </text:list-item>
        <text:list-item>
          <text:p text:style-name="P4">Les membres, peuvent ajouter des bars et bières en favoris, et qui nécessitent la création d’un compte</text:p>
        </text:list-item>
        <text:list-item>
          <text:p text:style-name="P4">Les administrateurs, qui peuvent gérer (création, suppression, mise à jour) les contenus du site par un compte utilisateur avec un rôle particulier.</text:p>
        </text:list-item>
      </text:list>
      <text:p text:style-name="P1"/>
      <text:p text:style-name="P38"><text:bookmark text:name="_2et92p0"/>4. Liste des pages</text:p>
      <text:list xml:id="list88350262715647072" text:style-name="WWNum8">
        <text:list-item>
          <text:p text:style-name="P5"><text:span text:style-name="T2">Accès rapide</text:span></text:p>
        </text:list-item>
        <text:list-item>
          <text:p text:style-name="P5"><text:span text:style-name="T2">Bars</text:span></text:p>
          <text:list>
            <text:list-item>
              <text:p text:style-name="P24"><text:span text:style-name="T2">Fiche d’un bar</text:span></text:p>
            </text:list-item>
          </text:list>
        </text:list-item>
        <text:list-item>
          <text:p text:style-name="P5"><text:span text:style-name="T2">Bières</text:span></text:p>
          <text:list>
            <text:list-item>
              <text:p text:style-name="P24"><text:span text:style-name="T2">Fiche d’une bière</text:span></text:p>
            </text:list-item>
          </text:list>
        </text:list-item>
        <text:list-item>
          <text:p text:style-name="P5"><text:span text:style-name="T2">Gestion utilisateur</text:span></text:p>
          <text:list>
            <text:list-item>
              <text:p text:style-name="P24"><text:span text:style-name="T2">connexion</text:span></text:p>
            </text:list-item>
            <text:list-item>
              <text:p text:style-name="P24"><text:span text:style-name="T2">inscription</text:span></text:p>
            </text:list-item>
            <text:list-item>
              <text:p text:style-name="P24"><text:span text:style-name="T2">gestion compte</text:span></text:p>
            </text:list-item>
          </text:list>
        </text:list-item>
        <text:list-item>
          <text:p text:style-name="P5"><text:span text:style-name="T2">Gestion des contenus</text:span></text:p>
          <text:list>
            <text:list-item>
              <text:p text:style-name="P24"><text:span text:style-name="T2">lister / créer / modifier / supprimer </text:span><text:span text:style-name="T3">bars</text:span></text:p>
            </text:list-item>
            <text:list-item>
              <text:p text:style-name="P24"><text:span text:style-name="T2">lister / créer / modifier / supprimer </text:span><text:span text:style-name="T3">bières</text:span></text:p>
            </text:list-item>
            <text:list-item>
              <text:p text:style-name="P24"><text:soft-page-break/><text:span text:style-name="T2">lister / créer / modifier / supprimer </text:span><text:span text:style-name="T3">utilisateurs</text:span></text:p>
            </text:list-item>
          </text:list>
        </text:list-item>
      </text:list>
      <text:p text:style-name="P38"><text:bookmark text:name="_tyjcwt"/>5. Fonctionnalités détaillées </text:p>
      <text:p text:style-name="P1">Les pages “bars” et “bières” permettent de lister des bars proposant des happy hours et les bières concernées.</text:p>
      <text:p text:style-name="P1">Les résultats peuvent être filtrés par un formulaire.</text:p>
      <text:p text:style-name="P1">Le formulaire peut être pré-rempli (cf. page accès rapide)</text:p>
      <text:p text:style-name="P1">Les résultats peuvent être présentés au choix par liste ou par carte.</text:p>
      <text:p text:style-name="P1">Si la taille de l’écran le permet, la liste et la carte sont affichées. </text:p>
      <text:p text:style-name="P1">Sinon, un bouton permet de switcher de l’un à l’autre.</text:p>
      <text:p text:style-name="P39"><text:bookmark text:name="_3dy6vkm"/>5.1. Page Bars</text:p>
      <text:p text:style-name="P37"><text:bookmark text:name="_1t3h5sf"/>5.1.1. Formulaire de filtre : </text:p>
      <text:p text:style-name="P1">Le formulaire permet de rechercher un bar par les critères suivants :</text:p>
      <text:list xml:id="list4357288986243798245" text:style-name="WWNum4">
        <text:list-item>
          <text:p text:style-name="P6">son nom (ou une partie de son nom)</text:p>
        </text:list-item>
        <text:list-item>
          <text:p text:style-name="P6">sa localisation</text:p>
          <text:list>
            <text:list-item>
              <text:p text:style-name="P25">ville (pré-rempli et non modifiable sur la zone de l’application, e.g. Epinal)</text:p>
            </text:list-item>
          </text:list>
        </text:list-item>
      </text:list>
      <text:list xml:id="list8895040786598576530" text:style-name="WWNum10">
        <text:list-item>
          <text:list>
            <text:list-item>
              <text:p text:style-name="P26">géolocalisation (autour de moi)</text:p>
              <text:list>
                <text:list-item>
                  <text:p text:style-name="P34">coordonnées latitude / longitude</text:p>
                </text:list-item>
                <text:list-item>
                  <text:p text:style-name="P34">palier de distance (500m, 1km, 5km, pas de palier)</text:p>
                </text:list-item>
              </text:list>
            </text:list-item>
            <text:list-item>
              <text:p text:style-name="P26">quartiers de la ville (liste + “tous les quartiers”)</text:p>
            </text:list-item>
          </text:list>
        </text:list-item>
        <text:list-item>
          <text:p text:style-name="P7">présent dans mes favoris (si membre connecté)</text:p>
        </text:list-item>
        <text:list-item>
          <text:p text:style-name="P7">style de bar (lounge, bar de quartier, pub, brasserie…)</text:p>
        </text:list-item>
        <text:list-item>
          <text:p text:style-name="P7">ouverture de l’happy hour</text:p>
          <text:list>
            <text:list-item>
              <text:p text:style-name="P26"><text:soft-page-break/>en ce moment</text:p>
            </text:list-item>
            <text:list-item>
              <text:p text:style-name="P26">dans une heure</text:p>
            </text:list-item>
            <text:list-item>
              <text:p text:style-name="P26">dans la journée</text:p>
            </text:list-item>
            <text:list-item>
              <text:p text:style-name="P26">pas de restriction horaires (par défaut)</text:p>
            </text:list-item>
          </text:list>
        </text:list-item>
      </text:list>
      <text:p text:style-name="P1"/>
      <text:p text:style-name="P1">Une fois que les résultats sont affichés, la liste des bières présentes dans ces bars est présentée sous la forme de case à cocher (toutes cochées au départ). Seuls les bars proposant des bières cochées sont alors affichés.</text:p>
      <text:p text:style-name="P37"><text:bookmark text:name="_4d34og8"/>5.1.2. Résultats sous forme de table :</text:p>
      <text:p text:style-name="P1">La table affiche les éléments suivants (niveau 1)</text:p>
      <text:list xml:id="list1339381010482586561" text:style-name="WWNum18">
        <text:list-item>
          <text:p text:style-name="P8">Nom du bar</text:p>
        </text:list-item>
        <text:list-item>
          <text:p text:style-name="P8">Adresse (sans la ville)</text:p>
        </text:list-item>
        <text:list-item>
          <text:p text:style-name="P8">horaire happy hour du jour</text:p>
        </text:list-item>
        <text:list-item>
          <text:p text:style-name="P8">happy hour dans</text:p>
          <text:list>
            <text:list-item>
              <text:p text:style-name="P27">durée avant ouverture</text:p>
            </text:list-item>
            <text:list-item>
              <text:p text:style-name="P27">“en ce moment”</text:p>
            </text:list-item>
            <text:list-item>
              <text:p text:style-name="P27">“plus d’happy aujourd’hui”</text:p>
            </text:list-item>
          </text:list>
        </text:list-item>
        <text:list-item>
          <text:p text:style-name="P8">Bouton étoile pour mettre/enlever des favoris</text:p>
          <text:list>
            <text:list-item>
              <text:p text:style-name="P27">à côté, nombre de favori dans l’appli pour ce bar</text:p>
            </text:list-item>
          </text:list>
        </text:list-item>
        <text:list-item>
          <text:p text:style-name="P8">Photo</text:p>
        </text:list-item>
        <text:list-item>
          <text:p text:style-name="P8">Distance si géolocalisation</text:p>
        </text:list-item>
        <text:list-item>
          <text:p text:style-name="P8">Prix minimum de la pinte en happy hour</text:p>
        </text:list-item>
      </text:list>
      <text:p text:style-name="P1">Les résultats peuvent être triés par :</text:p>
      <text:list xml:id="list8735163900122482366" text:style-name="WWNum19">
        <text:list-item>
          <text:p text:style-name="P9"><text:soft-page-break/>Distance (géolocalisation)</text:p>
        </text:list-item>
        <text:list-item>
          <text:p text:style-name="P9">Nb de favoris</text:p>
        </text:list-item>
        <text:list-item>
          <text:p text:style-name="P9">Durée avant l’happy</text:p>
          <text:list>
            <text:list-item>
              <text:p text:style-name="P28">ordre : déjà les ouvert, puis ceux ouvert dans xx min puis les fermés</text:p>
            </text:list-item>
          </text:list>
        </text:list-item>
      </text:list>
      <text:p text:style-name="P1"/>
      <text:p text:style-name="P1">En cliquant sur une ligne, des détails supplémentaires sont affichés (niveau 2)</text:p>
      <text:list xml:id="list4062751688474797768" text:style-name="WWNum5">
        <text:list-item>
          <text:p text:style-name="P10">Numéro de téléphone</text:p>
        </text:list-item>
        <text:list-item>
          <text:p text:style-name="P10">Type de bar</text:p>
        </text:list-item>
        <text:list-item>
          <text:p text:style-name="P10">Liste des bières en happy avec leur prix (de la pinte)</text:p>
        </text:list-item>
      </text:list>
      <text:p text:style-name="P1"/>
      <text:p text:style-name="P1">Un bouton permet de voir la fiche du bar avec toutes ses informations (niveau 3)</text:p>
      <text:list xml:id="list369272256753419086" text:style-name="WWNum12">
        <text:list-item>
          <text:p text:style-name="P11">Reprend toutes les informations des niveaux 1 et 2</text:p>
        </text:list-item>
        <text:list-item>
          <text:p text:style-name="P11">Galerie photo</text:p>
        </text:list-item>
        <text:list-item>
          <text:p text:style-name="P11">Description</text:p>
        </text:list-item>
        <text:list-item>
          <text:p text:style-name="P11">Mot du proprio</text:p>
        </text:list-item>
        <text:list-item>
          <text:p text:style-name="P11">Site internet</text:p>
        </text:list-item>
        <text:list-item>
          <text:p text:style-name="P11">Liste de toutes les bières pression avec leur prix en demi et happy hour</text:p>
        </text:list-item>
        <text:list-item>
          <text:p text:style-name="P11">Les horaires d’ouverture et des Happy Hours</text:p>
        </text:list-item>
        <text:list-item>
          <text:p text:style-name="P11">Carte pointant sur le bar</text:p>
        </text:list-item>
        <text:list-item>
          <text:p text:style-name="P11">Let’s go</text:p>
          <text:list>
            <text:list-item>
              <text:p text:style-name="P29">Ouvre google maps en mode navigation de sa position jusqu’à l’adresse du bar</text:p>
            </text:list-item>
          </text:list>
        </text:list-item>
      </text:list>
      <text:p text:style-name="P37"><text:bookmark text:name="_2s8eyo1"/><text:soft-page-break/>5.1.3. Résultats sous forme de carte :</text:p>
      <text:p text:style-name="P35">La carte présente les résultats sous la forme de marqueurs pointant la localisation des bars</text:p>
      <text:p text:style-name="P1"/>
      <text:p text:style-name="P1">Lorsque l’on clique sur un marqueur, un popup s’ouvre avec les informations suivantes :</text:p>
      <text:list xml:id="list6273384541941694325" text:style-name="WWNum11">
        <text:list-item>
          <text:p text:style-name="P12">Nom du bar</text:p>
        </text:list-item>
        <text:list-item>
          <text:p text:style-name="P12">Adresse (sans la ville)</text:p>
        </text:list-item>
        <text:list-item>
          <text:p text:style-name="P12">horaire happy hour du jour</text:p>
        </text:list-item>
        <text:list-item>
          <text:p text:style-name="P12">happy hour dans</text:p>
          <text:list>
            <text:list-item>
              <text:p text:style-name="P30">durée avant ouverture</text:p>
            </text:list-item>
            <text:list-item>
              <text:p text:style-name="P30">“en ce moment”</text:p>
            </text:list-item>
            <text:list-item>
              <text:p text:style-name="P30">“plus d’happy aujourd’hui”</text:p>
            </text:list-item>
          </text:list>
        </text:list-item>
        <text:list-item>
          <text:p text:style-name="P12">Bouton étoile pour mettre/enlever des favoris</text:p>
          <text:list>
            <text:list-item>
              <text:p text:style-name="P30">à côté, nombre de favori dans l’appli pour ce bar</text:p>
            </text:list-item>
          </text:list>
        </text:list-item>
        <text:list-item>
          <text:p text:style-name="P12">Photo</text:p>
        </text:list-item>
        <text:list-item>
          <text:p text:style-name="P12">Distance si géolocalisation</text:p>
        </text:list-item>
        <text:list-item>
          <text:p text:style-name="P12">Prix minimum de la pinte en happy hour</text:p>
        </text:list-item>
      </text:list>
      <text:p text:style-name="P1"/>
      <text:p text:style-name="P1">Lorsque l’on clique sur la popup, la fiche du bar s’ouvre.</text:p>
      <text:p text:style-name="P39"><text:bookmark text:name="_17dp8vu"/>5.2. Page Bières:</text:p>
      <text:p text:style-name="P37"><text:bookmark text:name="_3rdcrjn"/>5.2.1. Formulaire de filtre : </text:p>
      <text:p text:style-name="P1">Le formulaire permet de rechercher une bière par les critères suivants :</text:p>
      <text:list xml:id="list122859744042532" text:continue-list="list4357288986243798245" text:style-name="WWNum4">
        <text:list-item>
          <text:p text:style-name="P6"><text:soft-page-break/>son nom (ou une partie de son nom)</text:p>
        </text:list-item>
        <text:list-item>
          <text:p text:style-name="P6">sa localisation</text:p>
          <text:list>
            <text:list-item>
              <text:p text:style-name="P25">ville (pré-rempli et non modifiable sur la zone de l’application, e.g. Epinal)</text:p>
            </text:list-item>
          </text:list>
        </text:list-item>
      </text:list>
      <text:list xml:id="list122860773765627" text:continue-list="list8895040786598576530" text:style-name="WWNum10">
        <text:list-item>
          <text:list>
            <text:list-item>
              <text:p text:style-name="P26">géolocalisation (autour de moi)</text:p>
              <text:list>
                <text:list-item>
                  <text:p text:style-name="P34">coordonnées latitude / longitude</text:p>
                </text:list-item>
                <text:list-item>
                  <text:p text:style-name="P34">palier de distance (500m, 1km, 5km, pas de palier)</text:p>
                </text:list-item>
              </text:list>
            </text:list-item>
          </text:list>
        </text:list-item>
        <text:list-item>
          <text:p text:style-name="P7">présent dans mes favoris (si membre connecté)</text:p>
        </text:list-item>
        <text:list-item>
          <text:p text:style-name="P7">type de bière (brune, blonde, blanche, ambrée, aromatisées)</text:p>
        </text:list-item>
        <text:list-item>
          <text:p text:style-name="P7">provenance (française, belge, allemande, irlandaise…)</text:p>
        </text:list-item>
        <text:list-item>
          <text:p text:style-name="P7">degré</text:p>
          <text:list>
            <text:list-item>
              <text:p text:style-name="P26">sans alcool</text:p>
            </text:list-item>
            <text:list-item>
              <text:p text:style-name="P26">&lt;4%</text:p>
            </text:list-item>
            <text:list-item>
              <text:p text:style-name="P26">&lt;7</text:p>
            </text:list-item>
            <text:list-item>
              <text:p text:style-name="P26">&lt;10</text:p>
            </text:list-item>
            <text:list-item>
              <text:p text:style-name="P26">toutes</text:p>
            </text:list-item>
          </text:list>
        </text:list-item>
        <text:list-item>
          <text:p text:style-name="P7">présent dans un bar en happy hour</text:p>
          <text:list>
            <text:list-item>
              <text:p text:style-name="P26">en ce moment</text:p>
            </text:list-item>
            <text:list-item>
              <text:p text:style-name="P26">dans une heure</text:p>
            </text:list-item>
            <text:list-item>
              <text:p text:style-name="P26">dans la journée</text:p>
            </text:list-item>
            <text:list-item>
              <text:p text:style-name="P26">pas de restriction horaires (par défaut)</text:p>
            </text:list-item>
          </text:list>
        </text:list-item>
      </text:list>
      <text:p text:style-name="P37"><text:bookmark text:name="_26in1rg"/>5.2.2. Résultats sous forme de table :</text:p>
      <text:p text:style-name="P1"><text:soft-page-break/>La table affiche les éléments suivants (niveau 1)</text:p>
      <text:list xml:id="list8127567971970734104" text:style-name="WWNum15">
        <text:list-item>
          <text:p text:style-name="P13">nom</text:p>
        </text:list-item>
        <text:list-item>
          <text:p text:style-name="P13">photo</text:p>
        </text:list-item>
        <text:list-item>
          <text:p text:style-name="P13">degré alcool</text:p>
        </text:list-item>
        <text:list-item>
          <text:p text:style-name="P13">type de bière</text:p>
        </text:list-item>
        <text:list-item>
          <text:p text:style-name="P13">prix mini de cette bière en pinte</text:p>
        </text:list-item>
        <text:list-item>
          <text:p text:style-name="P13">nombre de bars où cette bière est en pression</text:p>
        </text:list-item>
        <text:list-item>
          <text:p text:style-name="P13">nombre de bars où cette bière est en happy</text:p>
        </text:list-item>
        <text:list-item>
          <text:p text:style-name="P13"><office:annotation office:name="__Annotation__186_518803951"><dc:creator>Meddy Richard</dc:creator><dc:date>2016-11-08T15:57:13</dc:date><text:p><text:span text:style-name="T6">retirer si pas utilisé. Demander à Nicolas si vraiment utile.</text:span></text:p></office:annotation>horaire happy hour du jour pour cette bière<office:annotation-end office:name="__Annotation__186_518803951"/></text:p>
        </text:list-item>
        <text:list-item>
          <text:p text:style-name="P13">happy hour dans (pour cette bière)</text:p>
          <text:list>
            <text:list-item>
              <text:p text:style-name="P31">durée avant ouverture</text:p>
            </text:list-item>
            <text:list-item>
              <text:p text:style-name="P31">“en ce moment”</text:p>
            </text:list-item>
            <text:list-item>
              <text:p text:style-name="P31">“plus d’happy aujourd’hui”</text:p>
            </text:list-item>
          </text:list>
        </text:list-item>
        <text:list-item>
          <text:p text:style-name="P13">Bouton étoile pour mettre/enlever des favoris</text:p>
          <text:list>
            <text:list-item>
              <text:p text:style-name="P31">à côté, nombre de favori dans l’appli pour cette bière</text:p>
            </text:list-item>
          </text:list>
        </text:list-item>
      </text:list>
      <text:p text:style-name="P1"/>
      <text:p text:style-name="P1">Les résultats peuvent être triés par :</text:p>
      <text:list xml:id="list7174050315134376820" text:style-name="WWNum9">
        <text:list-item>
          <text:p text:style-name="P14">prix mini</text:p>
        </text:list-item>
        <text:list-item>
          <text:p text:style-name="P14">nb de favoris</text:p>
        </text:list-item>
      </text:list>
      <text:p text:style-name="P1"/>
      <text:p text:style-name="P1">En cliquant sur une ligne, des détails supplémentaires sont affichés (niveau 2)</text:p>
      <text:list xml:id="list5309026752922501957" text:style-name="WWNum20">
        <text:list-item>
          <text:p text:style-name="P15"><text:soft-page-break/>liste des bars proposant cette bière en pression et en happy, triée par distance</text:p>
          <text:list>
            <text:list-item>
              <text:p text:style-name="P32">nom du bar</text:p>
            </text:list-item>
            <text:list-item>
              <text:p text:style-name="P32">horaire de l’happy</text:p>
            </text:list-item>
            <text:list-item>
              <text:p text:style-name="P32">durée avant happy</text:p>
            </text:list-item>
            <text:list-item>
              <text:p text:style-name="P32">bouton vers fiche du bar</text:p>
            </text:list-item>
            <text:list-item>
              <text:p text:style-name="P32">distance du bar (géolocalisation)</text:p>
            </text:list-item>
          </text:list>
        </text:list-item>
      </text:list>
      <text:p text:style-name="P1"/>
      <text:p text:style-name="P1">Un bouton permet de voir la fiche de la bière avec toutes ses informations (niveau 3)</text:p>
      <text:list xml:id="list2371422094888660778" text:style-name="WWNum14">
        <text:list-item>
          <text:p text:style-name="P16">toutes les infos des niveaux 1 et 2</text:p>
        </text:list-item>
        <text:list-item>
          <text:p text:style-name="P16">description / historique</text:p>
        </text:list-item>
        <text:list-item>
          <text:p text:style-name="P16">liste de tous les bars proposant cette bière en happy ou non avec les mêmes éléments qu’au niveau 2</text:p>
        </text:list-item>
      </text:list>
      <text:p text:style-name="P37"><text:bookmark text:name="_lnxbz9"/>5.2.3. Résultats sous forme de carte :</text:p>
      <text:p text:style-name="P1">La carte présente les résultats sous la forme de marqueurs pointant la localisation des bars proposant cette bière</text:p>
      <text:p text:style-name="P1"/>
      <text:p text:style-name="P1">Lorsque l’on clique sur un marqueur, un popup s’ouvre avec les informations suivantes :</text:p>
      <text:list xml:id="list122859191401651" text:continue-list="list6273384541941694325" text:style-name="WWNum11">
        <text:list-item>
          <text:p text:style-name="P12">nom</text:p>
        </text:list-item>
        <text:list-item>
          <text:p text:style-name="P12">photo</text:p>
        </text:list-item>
        <text:list-item>
          <text:p text:style-name="P12">degré alcool</text:p>
        </text:list-item>
        <text:list-item>
          <text:p text:style-name="P12">type de bière</text:p>
        </text:list-item>
        <text:list-item>
          <text:p text:style-name="P12">prix mini de cette bière en pinte</text:p>
        </text:list-item>
        <text:list-item>
          <text:p text:style-name="P12">nombre de bars où cette bière est en pression</text:p>
        </text:list-item>
        <text:list-item>
          <text:p text:style-name="P12"><text:soft-page-break/>nombre de bars où cette bière est en happy</text:p>
        </text:list-item>
        <text:list-item>
          <text:p text:style-name="P12">horaire happy hour du jour pour cette bière</text:p>
        </text:list-item>
        <text:list-item>
          <text:p text:style-name="P12">happy hour dans (pour cette bière)</text:p>
          <text:list>
            <text:list-item>
              <text:p text:style-name="P30">durée avant ouverture</text:p>
            </text:list-item>
            <text:list-item>
              <text:p text:style-name="P30">“en ce moment”</text:p>
            </text:list-item>
            <text:list-item>
              <text:p text:style-name="P30">“plus d’happy aujourd’hui”</text:p>
            </text:list-item>
          </text:list>
        </text:list-item>
        <text:list-item>
          <text:p text:style-name="P12">Bouton étoile pour mettre/enlever des favoris</text:p>
          <text:list>
            <text:list-item>
              <text:p text:style-name="P30">à côté, nombre de favori dans l’appli pour cette bière</text:p>
            </text:list-item>
          </text:list>
        </text:list-item>
      </text:list>
      <text:p text:style-name="P1"/>
      <text:p text:style-name="P1">Lorsque l’on clique sur la popup, la fiche de la bière s’ouvre.</text:p>
      <text:p text:style-name="P39"><text:bookmark text:name="_35nkun2"/>5.3. Page accès rapide:</text:p>
      <text:list xml:id="list7810127458052992706" text:style-name="WWNum6">
        <text:list-item>
          <text:p text:style-name="P17">Un gros bouton bars favoris</text:p>
        </text:list-item>
        <text:list-item>
          <text:p text:style-name="P17">Un gros bouton bières favorites</text:p>
        </text:list-item>
        <text:list-item>
          <text:p text:style-name="P17">bars proche de moi</text:p>
        </text:list-item>
        <text:list-item>
          <text:p text:style-name="P17">bières proches</text:p>
        </text:list-item>
        <text:list-item>
          <text:p text:style-name="P17">chercher bars</text:p>
        </text:list-item>
        <text:list-item>
          <text:p text:style-name="P17">chercher bières</text:p>
        </text:list-item>
        <text:list-item>
          <text:p text:style-name="P17"><text:span text:style-name="T5">J’ai soif → fiche du bar le + proche</text:span></text:p>
        </text:list-item>
        <text:list-item>
          <text:p text:style-name="P17">mon compte/inscription/connexion</text:p>
        </text:list-item>
      </text:list>
      <text:p text:style-name="P1"/>
      <text:p text:style-name="P39"><text:bookmark text:name="_1ksv4uv"/>5.4. Gestion utilisateurs:</text:p>
      <text:p text:style-name="P37"><text:bookmark text:name="_44sinio"/><text:soft-page-break/>5.4.1. Header</text:p>
      <text:p text:style-name="P1">Le header du site propose si l’utilisateur n’est pas connecté deux liens :</text:p>
      <text:list xml:id="list2603268620115358383" text:style-name="WWNum13">
        <text:list-item>
          <text:p text:style-name="P18">connexion</text:p>
        </text:list-item>
        <text:list-item>
          <text:p text:style-name="P18">inscription</text:p>
        </text:list-item>
      </text:list>
      <text:p text:style-name="P1">Si l’utilisateur est connecté les liens sont remplacés par ceux ci :</text:p>
      <text:list xml:id="list513538165888280532" text:style-name="WWNum21">
        <text:list-item>
          <text:p text:style-name="P19">modifier compte</text:p>
        </text:list-item>
        <text:list-item>
          <text:p text:style-name="P19">déconnexion</text:p>
        </text:list-item>
      </text:list>
      <text:p text:style-name="P37"><text:bookmark text:name="_2jxsxqh"/>5.4.2. Formulaire de connexion</text:p>
      <text:list xml:id="list4943940748611056797" text:style-name="WWNum7">
        <text:list-item>
          <text:p text:style-name="P20">présent dans le header du site si le membre n’est pas connecté</text:p>
        </text:list-item>
        <text:list-item>
          <text:p text:style-name="P20">email et mot de passe</text:p>
        </text:list-item>
        <text:list-item>
          <text:p text:style-name="P20">une fois connecté, le formulaire disparaît et est remplacé par un menu vers la gestion du compte et la déconnexion</text:p>
        </text:list-item>
      </text:list>
      <text:p text:style-name="P1"/>
      <text:p text:style-name="P37"><text:bookmark text:name="_z337ya"/>5.4.3. Formulaire d’inscription</text:p>
      <text:p text:style-name="P1">Permet de créer un compte “membre” dans l’application en fournissant :</text:p>
      <text:list xml:id="list9036790821061587699" text:style-name="WWNum1">
        <text:list-item>
          <text:p text:style-name="P21">email (ne doit pas exister dans la base des utilisateurs)</text:p>
        </text:list-item>
        <text:list-item>
          <text:p text:style-name="P21">mot de passe</text:p>
        </text:list-item>
        <text:list-item>
          <text:p text:style-name="P36">nom</text:p>
        </text:list-item>
        <text:list-item>
          <text:p text:style-name="P36">date de naissance</text:p>
        </text:list-item>
        <text:list-item>
          <text:p text:style-name="P36">sexe</text:p>
        </text:list-item>
        <text:list-item>
          <text:p text:style-name="P36">identifiant</text:p>
        </text:list-item>
      </text:list>
      <text:p text:style-name="P1"/>
      <text:p text:style-name="P1"><text:soft-page-break/>Une fois le compte créé, on est redirigé vers la page “accès rapides”.</text:p>
      <text:p text:style-name="P37"><text:bookmark text:name="_3j2qqm3"/>5.4.4. Page de gestion du compte</text:p>
      <text:p text:style-name="P1">Cette page permet de modifier son mot de passe en saisissant :</text:p>
      <text:list xml:id="list5046781324894295768" text:style-name="WWNum2">
        <text:list-item>
          <text:p text:style-name="P22">l’ancien mot de passe</text:p>
        </text:list-item>
        <text:list-item>
          <text:p text:style-name="P22">le nouveau mot de passe</text:p>
        </text:list-item>
      </text:list>
      <text:p text:style-name="P1">Une fois la modification effectuée, on est redirigé vers la page “accès rapide”.</text:p>
      <text:p text:style-name="P39"><text:bookmark text:name="_1y810tw"/>5.5. Gestion des contenus</text:p>
      <text:p text:style-name="P1">Si l’utilisateur connecté est de type “admin”, il a accès à des boutons d’action supplémentaire sur les pages du site.</text:p>
      <text:list xml:id="list7863202415739945264" text:style-name="WWNum16">
        <text:list-item>
          <text:p text:style-name="P23">Sur la liste des bars</text:p>
          <text:list>
            <text:list-item>
              <text:p text:style-name="P33">un bouton “ajouter un bar”</text:p>
            </text:list-item>
          </text:list>
        </text:list-item>
        <text:list-item>
          <text:p text:style-name="P23">Sur la fiche d’un bar</text:p>
          <text:list>
            <text:list-item>
              <text:p text:style-name="P33">un bouton “modifier les informations du bar”</text:p>
            </text:list-item>
            <text:list-item>
              <text:p text:style-name="P33">un bouton “modifier les bières du bar”</text:p>
            </text:list-item>
            <text:list-item>
              <text:p text:style-name="P33">un bouton “supprimer ce bar”</text:p>
            </text:list-item>
          </text:list>
        </text:list-item>
        <text:list-item>
          <text:p text:style-name="P23">Sur la liste des bières</text:p>
          <text:list>
            <text:list-item>
              <text:p text:style-name="P33">un bouton “ajouter une bière”</text:p>
            </text:list-item>
          </text:list>
        </text:list-item>
        <text:list-item>
          <text:p text:style-name="P23">Sur la fiche d’une bière</text:p>
          <text:list>
            <text:list-item>
              <text:p text:style-name="P33">un bouton “modifier les informations de cette bière”</text:p>
            </text:list-item>
            <text:list-item>
              <text:p text:style-name="P33">un bouton “supprimer cette bière”</text:p>
            </text:list-item>
          </text:list>
        </text:list-item>
        <text:list-item>
          <text:p text:style-name="P23">Sur l’accueil</text:p>
          <text:list>
            <text:list-item>
              <text:p text:style-name="P33">un bouton “gérer les utilisateurs” qui amène à une liste des utilisateurs du site avec leur email et leur rôle (membre ou admin)</text:p>
            </text:list-item>
          </text:list>
        </text:list-item>
        <text:list-item>
          <text:p text:style-name="P23"><text:soft-page-break/>Sur la page “Gérer les utilisateurs”</text:p>
          <text:list>
            <text:list-item>
              <text:p text:style-name="P33">un bouton “ajouter un administrateur”</text:p>
            </text:list-item>
            <text:list-item>
              <text:p text:style-name="P33">pour chaque élément de la liste, un bouton “supprimer le membre”</text:p>
            </text:list-item>
          </text:list>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Nova Mono" svg:font-family="'Nova Mono'"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Nova Mono1" svg:font-family="'Nova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class="text"/>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15%"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2" style:font-family-asian="Arial" style:font-family-generic-asian="system" style:font-pitch-asian="variable" style:font-size-asian="16pt" style:font-style-asian="normal" style:font-weight-asian="bold" style:font-name-complex="Arial2"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15%" fo:text-align="start" style:justify-single-word="false" fo:keep-together="always" fo:orphans="2" fo:widows="2" fo:text-indent="0in" style:auto-text-indent="fals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solid" style:text-underline-width="auto" style:text-underline-color="font-color" fo:font-weight="normal" style:font-name-asian="Arial2" style:font-family-asian="Arial" style:font-family-generic-asian="system" style:font-pitch-asian="variable" style:font-size-asian="14pt" style:font-style-asian="normal" style:font-weight-asian="normal" style:font-name-complex="Arial2"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15%"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2" style:font-family-asian="Arial" style:font-family-generic-asian="system" style:font-pitch-asian="variable" style:font-size-asian="12pt" style:font-style-asian="normal" style:font-weight-asian="normal" style:font-name-complex="Arial2"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15%"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15%"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2" style:font-family-asian="Arial" style:font-family-generic-asian="system" style:font-pitch-asian="variable" style:font-size-asian="11pt" style:font-style-asian="italic" style:font-weight-asian="normal" style:font-name-complex="Arial2"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15%" fo:text-align="start" style:justify-single-word="false" fo:keep-together="always" fo:orphans="2" fo:widows="2" fo:text-indent="0in"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2" style:font-family-asian="Arial" style:font-family-generic-asian="system" style:font-pitch-asian="variable" style:font-size-asian="26pt" style:font-style-asian="normal" style:font-weight-asian="normal" style:font-name-complex="Arial2"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15%" fo:text-align="start" style:justify-single-word="false" fo:keep-together="always" fo:orphans="2" fo:widows="2" fo:text-indent="0in" style:auto-text-indent="fals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2" style:font-family-asian="Arial" style:font-family-generic-asian="system" style:font-pitch-asian="variable" style:font-size-asian="15pt" style:font-style-asian="normal" style:font-weight-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4" style:display-name="ListLabel 2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5" style:display-name="ListLabel 2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6" style:display-name="ListLabel 2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7" style:display-name="ListLabel 2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8" style:display-name="ListLabel 2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9" style:display-name="ListLabel 3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 style:display-name="ListLabel 4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 style:display-name="ListLabel 4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 style:display-name="ListLabel 4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 style:display-name="ListLabel 4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 style:display-name="ListLabel 4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 style:display-name="ListLabel 4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 style:display-name="ListLabel 4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 style:display-name="ListLabel 4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 style:display-name="ListLabel 5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 style:display-name="ListLabel 5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 style:display-name="ListLabel 5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 style:display-name="ListLabel 5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5" style:display-name="ListLabel 5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 style:display-name="ListLabel 5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 style:display-name="ListLabel 5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 style:display-name="ListLabel 5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 style:display-name="ListLabel 5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 style:display-name="ListLabel 6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1" style:display-name="ListLabel 6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 style:display-name="ListLabel 6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 style:display-name="ListLabel 6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4" style:display-name="ListLabel 64"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5" style:display-name="ListLabel 65" style:family="text">
      <style:text-properties fo:font-size="12pt" style:text-underline-style="none"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6" style:display-name="ListLabel 6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7" style:display-name="ListLabel 6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9" style:display-name="ListLabel 6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0" style:display-name="ListLabel 7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1" style:display-name="ListLabel 7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3" style:display-name="ListLabel 7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4" style:display-name="ListLabel 7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5" style:display-name="ListLabel 7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7" style:display-name="ListLabel 7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8" style:display-name="ListLabel 7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9" style:display-name="ListLabel 7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1" style:display-name="ListLabel 8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2" style:display-name="ListLabel 8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3" style:display-name="ListLabel 8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3" style:display-name="ListLabel 9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4" style:display-name="ListLabel 9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5" style:display-name="ListLabel 9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6" style:display-name="ListLabel 9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7" style:display-name="ListLabel 9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8" style:display-name="ListLabel 9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9" style:display-name="ListLabel 9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0" style:display-name="ListLabel 10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1" style:display-name="ListLabel 10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2" style:display-name="ListLabel 10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3" style:display-name="ListLabel 10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4" style:display-name="ListLabel 10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5" style:display-name="ListLabel 10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6" style:display-name="ListLabel 10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7" style:display-name="ListLabel 10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8" style:display-name="ListLabel 10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9" style:display-name="ListLabel 10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0" style:display-name="ListLabel 11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1" style:display-name="ListLabel 11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2" style:display-name="ListLabel 11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3" style:display-name="ListLabel 11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4" style:display-name="ListLabel 11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5" style:display-name="ListLabel 11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6" style:display-name="ListLabel 11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7" style:display-name="ListLabel 11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8" style:display-name="ListLabel 11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9" style:display-name="ListLabel 11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0" style:display-name="ListLabel 12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1" style:display-name="ListLabel 12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2" style:display-name="ListLabel 12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3" style:display-name="ListLabel 12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4" style:display-name="ListLabel 12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5" style:display-name="ListLabel 12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6" style:display-name="ListLabel 12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7" style:display-name="ListLabel 12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8" style:display-name="ListLabel 12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9" style:display-name="ListLabel 12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0" style:display-name="ListLabel 13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1" style:display-name="ListLabel 13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2" style:display-name="ListLabel 13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3" style:display-name="ListLabel 13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4" style:display-name="ListLabel 13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5" style:display-name="ListLabel 13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6" style:display-name="ListLabel 13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7" style:display-name="ListLabel 13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8" style:display-name="ListLabel 13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9" style:display-name="ListLabel 13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0" style:display-name="ListLabel 14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1" style:display-name="ListLabel 14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2" style:display-name="ListLabel 14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3" style:display-name="ListLabel 14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4" style:display-name="ListLabel 14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5" style:display-name="ListLabel 14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6" style:display-name="ListLabel 14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7" style:display-name="ListLabel 14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8" style:display-name="ListLabel 14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9" style:display-name="ListLabel 14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0" style:display-name="ListLabel 15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1" style:display-name="ListLabel 15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2" style:display-name="ListLabel 15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3" style:display-name="ListLabel 15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4" style:display-name="ListLabel 15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5" style:display-name="ListLabel 15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6" style:display-name="ListLabel 15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7" style:display-name="ListLabel 15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8" style:display-name="ListLabel 15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9" style:display-name="ListLabel 15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0" style:display-name="ListLabel 16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1" style:display-name="ListLabel 16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2" style:display-name="ListLabel 16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3" style:display-name="ListLabel 16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4" style:display-name="ListLabel 16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5" style:display-name="ListLabel 16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6" style:display-name="ListLabel 16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7" style:display-name="ListLabel 16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8" style:display-name="ListLabel 16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9" style:display-name="ListLabel 16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0" style:display-name="ListLabel 17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1" style:display-name="ListLabel 17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2" style:display-name="ListLabel 17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3" style:display-name="ListLabel 17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4" style:display-name="ListLabel 17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5" style:display-name="ListLabel 17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6" style:display-name="ListLabel 17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7" style:display-name="ListLabel 17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8" style:display-name="ListLabel 17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9" style:display-name="ListLabel 17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0" style:display-name="ListLabel 18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1" style:display-name="ListLabel 18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2" style:display-name="ListLabel 182"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3" style:display-name="ListLabel 183"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4" style:display-name="ListLabel 184"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5" style:display-name="ListLabel 185"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6" style:display-name="ListLabel 186"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7" style:display-name="ListLabel 187"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8" style:display-name="ListLabel 188"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9" style:display-name="ListLabel 18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number text:level="3" text:style-name="ListLabel_20_84" style:num-suffix="." style:num-format="i">
        <style:list-level-properties text:list-level-position-and-space-mode="label-alignment" fo:text-align="end">
          <style:list-level-label-alignment text:label-followed-by="listtab" fo:text-indent="2.7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3.7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4.7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5.7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6.7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7.7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8.7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128"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129"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130"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131"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132"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133"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134"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135"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146"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147"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148"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149"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150"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151"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152"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153"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155"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156"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157"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158"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159"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160"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161"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162"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164"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165"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166"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167"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168"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169"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170"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171"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173"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174"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175"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176"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177"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178"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179"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180"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75in" fo:margin-left="0.5in"/>
        </style:list-level-properties>
        <style:text-properties style:font-name="Arial1"/>
      </text:list-level-style-bullet>
      <text:list-level-style-bullet text:level="2" text:style-name="ListLabel_20_182" style:num-suffix="○" text:bullet-char="○">
        <style:list-level-properties text:list-level-position-and-space-mode="label-alignment">
          <style:list-level-label-alignment text:label-followed-by="listtab" fo:text-indent="1.75in" fo:margin-left="1in"/>
        </style:list-level-properties>
        <style:text-properties style:font-name="Arial1"/>
      </text:list-level-style-bullet>
      <text:list-level-style-bullet text:level="3" text:style-name="ListLabel_20_183" style:num-suffix="■" text:bullet-char="■">
        <style:list-level-properties text:list-level-position-and-space-mode="label-alignment">
          <style:list-level-label-alignment text:label-followed-by="listtab" fo:text-indent="2.75in" fo:margin-left="1.5in"/>
        </style:list-level-properties>
        <style:text-properties style:font-name="Arial1"/>
      </text:list-level-style-bullet>
      <text:list-level-style-bullet text:level="4" text:style-name="ListLabel_20_184" style:num-suffix="●" text:bullet-char="●">
        <style:list-level-properties text:list-level-position-and-space-mode="label-alignment">
          <style:list-level-label-alignment text:label-followed-by="listtab" fo:text-indent="3.75in" fo:margin-left="2in"/>
        </style:list-level-properties>
        <style:text-properties style:font-name="Arial1"/>
      </text:list-level-style-bullet>
      <text:list-level-style-bullet text:level="5" text:style-name="ListLabel_20_185" style:num-suffix="○" text:bullet-char="○">
        <style:list-level-properties text:list-level-position-and-space-mode="label-alignment">
          <style:list-level-label-alignment text:label-followed-by="listtab" fo:text-indent="4.75in" fo:margin-left="2.5in"/>
        </style:list-level-properties>
        <style:text-properties style:font-name="Arial1"/>
      </text:list-level-style-bullet>
      <text:list-level-style-bullet text:level="6" text:style-name="ListLabel_20_186" style:num-suffix="■" text:bullet-char="■">
        <style:list-level-properties text:list-level-position-and-space-mode="label-alignment">
          <style:list-level-label-alignment text:label-followed-by="listtab" fo:text-indent="5.75in" fo:margin-left="3in"/>
        </style:list-level-properties>
        <style:text-properties style:font-name="Arial1"/>
      </text:list-level-style-bullet>
      <text:list-level-style-bullet text:level="7" text:style-name="ListLabel_20_187" style:num-suffix="●" text:bullet-char="●">
        <style:list-level-properties text:list-level-position-and-space-mode="label-alignment">
          <style:list-level-label-alignment text:label-followed-by="listtab" fo:text-indent="6.75in" fo:margin-left="3.5in"/>
        </style:list-level-properties>
        <style:text-properties style:font-name="Arial1"/>
      </text:list-level-style-bullet>
      <text:list-level-style-bullet text:level="8" text:style-name="ListLabel_20_188" style:num-suffix="○" text:bullet-char="○">
        <style:list-level-properties text:list-level-position-and-space-mode="label-alignment">
          <style:list-level-label-alignment text:label-followed-by="listtab" fo:text-indent="7.75in" fo:margin-left="4in"/>
        </style:list-level-properties>
        <style:text-properties style:font-name="Arial1"/>
      </text:list-level-style-bullet>
      <text:list-level-style-bullet text:level="9" text:style-name="ListLabel_20_189" style:num-suffix="■" text:bullet-char="■">
        <style:list-level-properties text:list-level-position-and-space-mode="label-alignment">
          <style:list-level-label-alignment text:label-followed-by="listtab" fo:text-indent="8.7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3" meta:paragraph-count="233" meta:word-count="1730" meta:character-count="9292" meta:non-whitespace-character-count="7962"/>
    <meta:generator>LibreOfficeDev/5.1.0.3$Linux_X86_64 LibreOffice_project/</meta:generator>
  </office:meta>
</office:document-meta>
</file>